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Assignment 5</text:p>
      <text:p text:style-name="P1">December 9, 2014</text:p>
      <text:p text:style-name="P1"/>
      <text:p text:style-name="P2"><text:tab/>Style Write up</text:p>
      <text:p text:style-name="P2"/>
      <text:p text:style-name="P2"/>
      <text:p text:style-name="P2"><text:tab/>The first set of the program, is to read in from a file. Each of the character values will be placed into the vertex of the graph. The program will check each time to make sure that these characters aren't already in the vertex. After which an edge will be created to connect the two characters. The edges will always be added at the front of the list as to simplify everything. Displaying the connection between vertex points will use the edge connections to display the value, and a depth first traversal will use edges to move from vertex to vertex showing all possible connections. This is the point where a “visited” integer would have been very helpful. It would have been possible to infinitely loop at this point if the vertex would loop back to the original character depending on the edges. If you were to pass this visited number, it would've been able to stop the loop.</text:p>
      <text:p text:style-name="P2"><text:tab/>I'm not sure if we've talked about any other sort of ADT that could handle this set of information. It seems like there would be a lot of rearranging if it was a list. I feel like with what we have learned from class, showing connections is best handled by a graph. But it would have been interesting to have used something other than an array, maybe a LLL. And what would happen if there was a vertex with no connection to any other vertex, which I believe is called a singleton. But that was just from random research online about graphs.</text:p>
      <text:p text:style-name="P2"><text:tab/>My biggest issue from this assignment came from my pointers, and constructor. I made a very silly mistake at the beginning of this assignment, and it would cause a segfault during my destructor. So it was a small goose chase trying to figure out what was going on there. The use of GDB really helped me, but also sent me in the wrong direction. I didn't know how to properly use GDB, so it was showing me an error within the destructor, but after some help from a TA, I found out it was because of the constructor I had, that the destructor wasn't working. Since I didn't know all of the commands for GDB, I had to sort of hunt around for it all and it got messy. Luckily GDB helped me with some of my other pointer issues, and I was able to fix that on my own without needing the help of the tutors.</text:p>
      <text:p text:style-name="P2"><text:tab/>This assignment wasn't really that bad overall. This was mostly due to the fact that the lab during week 9 pretty much told us how to do the important portions, and the required functions for this lab were much fewer than the previous homework. Since there was no worry about removing a given edge, and nothing to display for each edge, it was only a matter of connection the edges back to the vertex. And since we did this in lab before going anywhere near the assignment, it really helped having a nice introduction to the ADT.</text:p>
      <text:p text:style-name="P2"><text:tab/>If I had more time for this assignment, I probably would have included the “visited” integer, and seen if I could have implemented that correctly. From what I've heard, understanding graphs is a very important skill in CS, and spending extra time on it will only help me in the end. So trying out different sets of data, using singletons, and trying to allow for an expanding data size would've been interesting to try during this assig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9T13:15:10.82</meta:creation-date>
    <meta:document-statistic meta:table-count="0" meta:image-count="0" meta:object-count="0" meta:page-count="1" meta:paragraph-count="9" meta:word-count="602" meta:character-count="3255"/>
    <dc:date>2014-12-09T13:53:17.72</dc:date>
    <meta:editing-duration>PT25S</meta:editing-duration>
    <meta:editing-cycles>1</meta:editing-cycles>
    <meta:generator>OpenOffice/4.1.0$Win32 OpenOffice.org_project/410m18$Build-9764</meta:generator>
  </office:meta>
</office:document-meta>
</file>